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60000000C0557AF3AF3228F8C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f2ffe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2ffe5" fo:min-height="0.096cm" draw:shadow="hidden" draw:shadow-offset-x="0.3cm" draw:shadow-offset-y="0.3cm" draw:shadow-color="#808080"/>
    </style:style>
    <style:style style:name="gr3" style:family="graphic" style:parent-style-name="Object_20_with_20_no_20_fill_20_and_20_no_20_line">
      <style:graphic-properties draw:stroke="none" svg:stroke-width="0.019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2ffe5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46cm" svg:y1="15.858cm" svg:x2="11.938cm" svg:y2="15.858cm">
            <text:p/>
          </draw:line>
          <draw:line draw:style-name="gr1" draw:text-style-name="P1" draw:layer="layout" svg:x1="9.46cm" svg:y1="15.774cm" svg:x2="9.46cm" svg:y2="15.943cm">
            <text:p/>
          </draw:line>
          <draw:line draw:style-name="gr1" draw:text-style-name="P1" draw:layer="layout" svg:x1="11.938cm" svg:y1="15.774cm" svg:x2="11.938cm" svg:y2="15.947cm">
            <text:p/>
          </draw:line>
          <draw:line draw:style-name="gr1" draw:text-style-name="P1" draw:layer="layout" svg:x1="9.46cm" svg:y1="15.859cm" svg:x2="9.144cm" svg:y2="14.118cm">
            <text:p/>
          </draw:line>
          <draw:line draw:style-name="gr1" draw:text-style-name="P1" draw:layer="layout" svg:x1="9cm" svg:y1="14.107cm" svg:x2="11.939cm" svg:y2="15.859cm">
            <text:p/>
          </draw:line>
          <draw:frame draw:style-name="gr2" draw:text-style-name="P3" draw:layer="layout" svg:width="0.156cm" svg:height="0.581cm" svg:x="11.938cm" svg:y="15.961cm">
            <draw:text-box>
              <text:p text:style-name="P2"><text:span text:style-name="T1">Z</text:span></text:p>
            </draw:text-box>
          </draw:frame>
          <draw:frame draw:style-name="gr3" draw:text-style-name="P4" draw:layer="layout" svg:width="2.636cm" svg:height="1.43cm" svg:x="10.616cm" svg:y="14.532cm">
            <draw:image xlink:href="Pictures/1000020100000160000000C0557AF3AF3228F8C0.png" xlink:type="simple" xlink:show="embed" xlink:actuate="onLoad">
              <text:p/>
            </draw:image>
          </draw:frame>
          <draw:frame draw:style-name="gr2" draw:text-style-name="P3" draw:layer="layout" svg:width="0.181cm" svg:height="0.581cm" svg:x="9.368cm" svg:y="15.93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0.184cm" svg:height="0.581cm" svg:x="8.901cm" svg:y="13.733cm">
            <draw:text-box>
              <text:p text:style-name="P2"><text:span text:style-name="T1">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10:07.237808015</meta:creation-date>
    <dc:date>2018-02-26T13:10:32.027405880</dc:date>
    <meta:editing-duration>PT25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